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lters:</text:p>
      <text:p text:style-name="Standard">● Create an AngularJS application with an array of objects in the controller.</text:p>
      <text:p text:style-name="Standard">● Use ng-repeat directive to display the objects in a list.</text:p>
      <text:p text:style-name="Standard">● Apply different filters (e.g., uppercase, lowercase, currency) to the displayed</text:p>
      <text:p text:style-name="Standard">data.</text:p>
      <text:p text:style-name="Standard">● Experiment with custom filters to perform custom data manipulatio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4:01:51.987642694</meta:creation-date>
    <dc:date>2024-03-07T14:25:47.561755067</dc:date>
    <meta:editing-duration>PT1M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7" meta:character-count="300" meta:non-whitespace-character-count="259"/>
  </office:meta>
</office:document-meta>
</file>